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165db7" officeooo:paragraph-rsid="00165db7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text-properties fo:color="#5c6773" loext:opacity="100%" style:font-name="var font-monospace" fo:font-size="10.5pt" fo:font-weight="normal" officeooo:rsid="00165db7" officeooo:paragraph-rsid="00165db7" fo:background-color="#fbfcf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style:use-window-font-color="true" loext:opacity="0%" style:font-name="var font-monospace" fo:font-size="10.5pt" fo:font-weight="normal" officeooo:rsid="00165db7" officeooo:paragraph-rsid="00165db7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f3333" loext:opacity="100%"/>
    </style:style>
    <style:style style:name="T5" style:family="text">
      <style:text-properties fo:color="#f08c3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3) Multiplicador</text:p>
      <text:p text:style-name="P1"/>
      <text:p text:style-name="P3"><text:span text:style-name="T1">import</text:span> <text:span text:style-name="T2">React</text:span>, { useState }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StyleSheet</text:span>, <text:span text:style-name="T2">TextInput</text:span>, <text:span text:style-name="T2">Button</text:span> } <text:span text:style-name="T1">from</text:span> <text:span text:style-name="T3">'react-native'</text:span>;</text:p>
      <text:p text:style-name="P4"/>
      <text:p text:style-name="P2"><text:span text:style-name="T1">import</text:span> { styles as customStyles } <text:span text:style-name="T1">from</text:span> <text:span text:style-name="T3">'./styles'</text:span>;</text:p>
      <text:p text:style-name="P4"/>
      <text:p text:style-name="P2"><text:span text:style-name="T1">function</text:span> <text:span text:style-name="T2">MultiplicadorApp</text:span>() {</text:p>
      <text:p text:style-name="P2"><text:span text:style-name="T1">const</text:span> [number1, setNumber1] = useState(<text:span text:style-name="T3">''</text:span>);</text:p>
      <text:p text:style-name="P2"><text:span text:style-name="T1">const</text:span> [number2, setNumber2] = useState(<text:span text:style-name="T3">''</text:span>);</text:p>
      <text:p text:style-name="P2"><text:span text:style-name="T1">const</text:span> [result, setResult] = useState(<text:span text:style-name="T3">''</text:span>);</text:p>
      <text:p text:style-name="P4"/>
      <text:p text:style-name="P2"><text:span text:style-name="T1">function</text:span> multiply() {</text:p>
      <text:p text:style-name="P2"><text:span text:style-name="T1">const</text:span> multiplication = parseFloat(number1) * parseFloat(number2);</text:p>
      <text:p text:style-name="P2">setResult(<text:span text:style-name="T3">`Resultado: </text:span>${multiplication}<text:span text:style-name="T3">`</text:span>);</text:p>
      <text:p text:style-name="P2">}</text:p>
      <text:p text:style-name="P4"/>
      <text:p text:style-name="P2"><text:span text:style-name="T1">return</text:span> (</text:p>
      <text:p text:style-name="P2">&lt;<text:span text:style-name="T2">View</text:span> style={customStyles.container}&gt;</text:p>
      <text:p text:style-name="P2">&lt;<text:span text:style-name="T2">Text</text:span> style={customStyles.title}&gt;<text:span text:style-name="T2">Calculadora</text:span> de <text:span text:style-name="T2">Multiplica</text:span><text:span text:style-name="T4">çã</text:span>o&lt;/<text:span text:style-name="T2">Text</text:span>&gt;</text:p>
      <text:p text:style-name="P2">&lt;<text:span text:style-name="T2">TextInput</text:span></text:p>
      <text:p text:style-name="P2">style={customStyles.input}</text:p>
      <text:p text:style-name="P2">placeholder=<text:span text:style-name="T3">"Digite o primeiro número"</text:span></text:p>
      <text:p text:style-name="P2">onChangeText={(text) =&gt; setNumber1(text)}</text:p>
      <text:p text:style-name="P2">keyboardType=<text:span text:style-name="T3">"numeric"</text:span></text:p>
      <text:p text:style-name="P2">/&gt;</text:p>
      <text:p text:style-name="P2">&lt;<text:span text:style-name="T2">TextInput</text:span></text:p>
      <text:p text:style-name="P2">style={customStyles.input}</text:p>
      <text:p text:style-name="P2">placeholder=<text:span text:style-name="T3">"Digite o segundo número"</text:span></text:p>
      <text:p text:style-name="P2">onChangeText={(text) =&gt; setNumber2(text)}</text:p>
      <text:p text:style-name="P2">keyboardType=<text:span text:style-name="T3">"numeric"</text:span></text:p>
      <text:p text:style-name="P2">/&gt;</text:p>
      <text:p text:style-name="P2">&lt;<text:span text:style-name="T2">Button</text:span> title=<text:span text:style-name="T3">"Calcular"</text:span> onPress={multiply} /&gt;</text:p>
      <text:p text:style-name="P2">&lt;<text:span text:style-name="T2">Text</text:span> style={customStyles.result}&gt; {result} &lt;/<text:span text:style-name="T2">Text</text:span>&gt;</text:p>
      <text:p text:style-name="P2">&lt;/<text:span text:style-name="T2">View</text:span>&gt;</text:p>
      <text:p text:style-name="P2">);</text:p>
      <text:p text:style-name="P2">}</text:p>
      <text:p text:style-name="P4"/>
      <text:p text:style-name="P2"><text:span text:style-name="T1">export</text:span> <text:span text:style-name="T1">default</text:span> <text:span text:style-name="T2">MultiplicadorApp</text:span>;</text:p>
      <text:p text:style-name="P2"/>
      <text:p text:style-name="P1"/>
      <text:p text:style-name="P1"/>
      <text:p text:style-name="P1"/>
      <text:p text:style-name="P1">_______________________________________________________________________________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styles.js</text:p>
      <text:p text:style-name="P1"/>
      <text:p text:style-name="P3"><text:span text:style-name="T1">import</text:span> { <text:span text:style-name="T2">StyleSheet</text:span> } <text:span text:style-name="T1">from</text:span> <text:span text:style-name="T3">'react-native'</text:span>;</text:p>
      <text:p text:style-name="P4"/>
      <text:p text:style-name="P2"><text:span text:style-name="T1">const</text:span> styles = <text:span text:style-name="T2">StyleSheet</text:span>.create({</text:p>
      <text:p text:style-name="P2">container: {</text:p>
      <text:p text:style-name="P2">flex: <text:span text:style-name="T5">1</text:span>,</text:p>
      <text:p text:style-name="P2">justifyContent: <text:span text:style-name="T3">'center'</text:span>,</text:p>
      <text:p text:style-name="P2">alignItems: <text:span text:style-name="T3">'center'</text:span>,</text:p>
      <text:p text:style-name="P2">},</text:p>
      <text:p text:style-name="P2">title: {</text:p>
      <text:p text:style-name="P2">fontSize: <text:span text:style-name="T5">23</text:span>,</text:p>
      <text:p text:style-name="P2">marginBottom: <text:span text:style-name="T5">30</text:span>,</text:p>
      <text:p text:style-name="P2">},</text:p>
      <text:p text:style-name="P2">input: {</text:p>
      <text:p text:style-name="P2">width: <text:span text:style-name="T5">200</text:span>,</text:p>
      <text:p text:style-name="P2">height: <text:span text:style-name="T5">40</text:span>,</text:p>
      <text:p text:style-name="P2">borderColor: <text:span text:style-name="T3">'gray'</text:span>,</text:p>
      <text:p text:style-name="P2">borderWidth: <text:span text:style-name="T5">1</text:span>,</text:p>
      <text:p text:style-name="P2">marginBottom: <text:span text:style-name="T5">20</text:span>,</text:p>
      <text:p text:style-name="P2">paddingLeft: <text:span text:style-name="T5">10</text:span>,</text:p>
      <text:p text:style-name="P2">},</text:p>
      <text:p text:style-name="P2">result: {</text:p>
      <text:p text:style-name="P2">fontSize: <text:span text:style-name="T5">20</text:span>,</text:p>
      <text:p text:style-name="P2">marginTop: <text:span text:style-name="T5">20</text:span>,</text:p>
      <text:p text:style-name="P2">},</text:p>
      <text:p text:style-name="P2">});</text:p>
      <text:p text:style-name="P4"/>
      <text:p text:style-name="P2"><text:span text:style-name="T1">export</text:span> { styles };</text:p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03:18.644917910</meta:creation-date>
    <dc:date>2023-10-07T10:13:12.306951364</dc:date>
    <meta:editing-duration>PT9M55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2" meta:paragraph-count="60" meta:word-count="156" meta:character-count="1425" meta:non-whitespace-character-count="1329"/>
  </office:meta>
</office:document-meta>
</file>